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Manual </text:p>
      <text:p text:style-name="P1"/>
      <text:p text:style-name="P3">pokemongame is a fast paced arcade shooter game.</text:p>
      <text:p text:style-name="P3"/>
      <text:p text:style-name="P2">What can you do in the game ?</text:p>
      <text:p text:style-name="P3"/>
      <text:p text:style-name="P3">You can shoot pokeballs and walk forward and backwards </text:p>
      <text:p text:style-name="P3"/>
      <text:p text:style-name="P2">how do you win and how do you lose ? </text:p>
      <text:p text:style-name="P3"/>
      <text:p text:style-name="P3">You Goal is to get a high score so there is no winning, however if you get your score below zero</text:p>
      <text:p text:style-name="P3">you lose. </text:p>
      <text:p text:style-name="P3"/>
      <text:p text:style-name="P2">Button layout</text:p>
      <text:p text:style-name="P2"/>
      <text:p text:style-name="P3">aiming is possible with your mouse <text:s/></text:p>
      <text:p text:style-name="P3">leftmouse click or spacebar = shoot</text:p>
      <text:p text:style-name="P3"/>
      <text:p text:style-name="P3">A = walk backwards</text:p>
      <text:p text:style-name="P3">S = walk forward </text:p>
      <text:p text:style-name="P3"/>
      <text:p text:style-name="P3"/>
      <text:p text:style-name="P3">Have fun playing the game!</text:p>
      <text:p text:style-name="P2"/>
      <text:p text:style-name="P3"/>
      <text:p text:style-name="P3"/>
      <text:p text:style-name="P3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Cao</meta:initial-creator>
    <meta:creation-date>2013-11-17T14:05:47.95</meta:creation-date>
    <meta:document-statistic meta:table-count="0" meta:image-count="0" meta:object-count="0" meta:page-count="1" meta:paragraph-count="14" meta:word-count="87" meta:character-count="433"/>
    <dc:date>2013-11-17T14:24:18.98</dc:date>
    <dc:creator>Danny Cao</dc:creator>
    <meta:editing-duration>PT1M7S</meta:editing-duration>
    <meta:editing-cycles>1</meta:editing-cycles>
    <meta:generator>OpenOffice/4.0.1$Win32 OpenOffice.org_project/401m5$Build-9714</meta:generator>
  </office:meta>
</office:document-meta>
</file>